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MethodArgumentResolverTests.string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MethodArgumentResolverTests.string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MethodArgumentResolverTests.handle( @ Validated Mono &lt; String &gt; valueMono , @ Validated Flux &lt; String &gt; valueFlux , @ Payload ( required = false ) String optionalValu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yloadMethodArgumentResolverTests.emptyBodyWhen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MethodArgumentResolverTests.resolveValue( MethodParameter param , Publisher &lt; DataBuffer &gt; content , Validator valid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yloadMethodArgumentResolverTests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MethodArgumentResolverTests.emptyBodyWhe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yload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Validator.validate( @ Nullable Object target , Errors err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Tests.toData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Tests.validateString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yloadMethodArgumentResolverTests.createResolver( @ Nullable Validator validator , boolean useDefaultResol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MethodArgumentResolverTests.validateString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